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There are a number of factors that influence the ability to track and quality of tracking objects. <text:s/>The dominating factor is the amount of energy available, which all other factors are based upon. <text:s/></text:p>
      <text:p text:style-name="Standard"><text:tab/>The number of objects to be tracked is an important factor. <text:s/>As the number of moving objects increases, the total number of samplings and reports will also increase. <text:s/>This increases the energy usage of the system. </text:p>
      <text:p text:style-name="Standard"><text:tab/> Another factor is the reporting frequency of the nodes. <text:s/>A higher reporting frequency leads to more accurate and timely data, but more energy usage. <text:s/></text:p>
      <text:p text:style-name="Standard"><text:tab/>Sensor sampling frequency is a similar impacting factor. A sensor that samples more frequently will have more accurate data and is less likely to lose an object, but uses more energy. <text:s/>However, a sensor with low sampling frequency may commonly lose the tracked object. <text:s/>This is costly to the network because the recovery procedure is very expensive. <text:s/></text:p>
      <text:p text:style-name="Standard"><text:tab/>Data precision is closely related to the previous two impacting factors. <text:s/>A higher reporting frequency and sampling frequency results in more precise data. <text:s/>There are other ways to increase data precision, such as increasing computation processing at nodes, and sending larger update packets, but these are all expensive in terms of energy usage. </text:p>
      <text:p text:style-name="Standard"><text:tab/>Another impacting factor is the speed of the moving object to be tracked. <text:s/>As the object's speed increases, the nodes must sample more frequently to be able to keep track of the object.</text:p>
      <text:p text:style-name="Standard"/>
      <text:p text:style-name="Standard"><text:tab/>There are a number of different prediction models that trade off performance for energy consumption. <text:s/>To begin, we will discuss a simple tracking method that gives a baseline for comparisons with other prediction schemes. <text:s/>This is called the "Naive" Scheme. <text:s/>All the sensor nodes remain on at all times and are able to detect objects within their range constantly. <text:s/>Although this scheme would be very effective for tracking an object, it is not able to be implemented in a real world scenario. <text:s/>The scheme would simply consume too much energy to last for any meaningful amount of time.</text:p>
      <text:p text:style-name="Standard"><text:tab/>A slightly improved version of this scheme is the "Scheduled Monitoring" scheme. <text:s/>In this scheme, the sensor nodes spend most of their time sleeping, and only wake up occasionally to monitor their area and report any results. <text:s/>This saves a large amount of energy, but also has problems. <text:s/>This scheme would require too many nodes in order to ensure an object is never lost. <text:s/>This effectively nullifies any gains made by reducing energy consumption.</text:p>
      <text:p text:style-name="Standard"><text:tab/>A scheme can attempt to predict the movements of an object in order to save energy. <text:s/>These are called Prediction-based Energy Savings Schemes. <text:s/>This minimizes the sampling frequency and the number of nodes involved in tracking the object, which both greatly reduce energy usage. <text:s/>This is achieved by having nodes that are not currently performing the duty of object tracking staying in sleeping mode as long as possible. <text:s/>Only one node stays current, the node with the object currently in it's detection range. <text:s/>This node, denoted current node, also tries to stay asleep as long as possible. <text:s/>The current node - using one of several available prediction strategies - will predict the possible locations of the object and which nodes are in this predicted range. <text:s/>The current node awakens these target nodes and then goes back to sleep.</text:p>
      <text:p text:style-name="Standard"><text:tab/>There are three main stages to a Prediction-based Energy Saving Scheme: a prediction model, a wake up mechanism, and a recovery mechanism. <text:s/>The prediction model calculates the future location of an object. <text:s/>The purpose of this is so that only the nodes expected to encounter the object will be activated. <text:s/>The wake up mechanism decides which nodes should be activated based on the predicted location of the future object. <text:s/>Since a prediction scheme is never 100% accurate, a recovery mechanism is needed. <text:s/>This is initiated only when a network loses the object.</text:p>
      <text:p text:style-name="Standard"><text:tab/>There are three prediction models we can use. <text:s/>These models trade off the accuracy of predictions for energy savings. <text:s/>It may seem that a less accurate prediction model will always use less energy, but this is not necessarily the case. <text:s/>Since a less accurate prediction model will be more likely <text:soft-page-break/>to lose the object, and therefore have to initiate the expensive recovery mechanism, the model may end up using more power than the more advanced models. </text:p>
      <text:p text:style-name="Standard"><text:tab/>The first prediction model is INSTANT. <text:s/>This is the simplest and most energy efficient model. <text:s/>The current node just assumes that the object will stay on its current path at the same speed. <text:s/>It does not need to store or calculate any historical data.</text:p>
      <text:p text:style-name="Standard"><text:tab/>The second prediction model is AVERAGE. <text:s/>This model records past movement history and uses this data to more accurately predict the future movements of an object. <text:s/>This model involves more communication overheard, because historical information must be passed between nodes. It is usually more accurate the the INSTANT model.</text:p>
      <text:p text:style-name="Standard"><text:tab/>The third prediction model is EXP_AVG, or Exponential Average. <text:s/>This is similar to the AVERAGE model, but it assigns different weights to different stages of an object's movement history. <text:s/>This usually means a higher weight is assigned to more recent stages of movement history. <text:s/>This is a strictly better model then AVERAGE, because not only does it more accurately predict movement, but it reduces transmission overhead by compressing the history information into a single value.</text:p>
      <text:p text:style-name="Standard"/>
      <text:p text:style-name="Standard"/>
      <text:p text:style-name="Standard"/>
      <text:p text:style-name="P1">Prediction-based strategies for energy saving in object tracking sensor networks</text:p>
      <text:p text:style-name="P1">currently up to page ~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Frank Rowe</meta:initial-creator>
    <meta:creation-date>2009-05-11T17:32:23</meta:creation-date>
    <dc:creator>Frank Rowe</dc:creator>
    <dc:date>2009-05-11T19:00:00</dc:date>
    <meta:editing-cycles>3</meta:editing-cycles>
    <meta:editing-duration>PT1H12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6" meta:word-count="899" meta:character-count="5497"/>
  </office:meta>
</office:document-meta>
</file>